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width="0.2cm" svg:stroke-color="#3465a4" draw:marker-start-width="0.5cm" draw:marker-end-width="0.5cm" draw:fill-color="#d8e3ef" draw:textarea-horizontal-align="justify" draw:textarea-vertical-align="middle" draw:auto-grow-height="false" fo:min-height="6.95cm" fo:min-width="8.9cm" fo:padding-top="0.225cm" fo:padding-bottom="0.225cm" fo:padding-left="0.35cm" fo:padding-right="0.35cm"/>
    </style:style>
    <style:style style:name="gr2" style:family="graphic" style:parent-style-name="objectwithoutfill">
      <style:graphic-properties svg:stroke-width="0.1cm" draw:marker-start-width="0.35cm" draw:marker-end="" draw:marker-end-width="0.45cm" draw:fill="solid" draw:fill-color="#d8e3ef" draw:textarea-vertical-align="middle" fo:padding-top="0.175cm" fo:padding-bottom="0.175cm" fo:padding-left="0.3cm" fo:padding-right="0.3cm"/>
    </style:style>
    <style:style style:name="gr3" style:family="graphic" style:parent-style-name="objectwithoutfill">
      <style:graphic-properties draw:marker-end="" draw:marker-end-width="0.2cm" draw:fill="solid" draw:fill-color="#d8e3ef" draw:textarea-vertical-align="middle"/>
    </style:style>
    <style:style style:name="gr4" style:family="graphic" style:parent-style-name="standard">
      <style:graphic-properties draw:stroke="none" svg:stroke-color="#000000" draw:fill="none" draw:fill-color="#d8e3ef" fo:min-height="1.889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standard">
      <style:graphic-properties draw:fill-color="#069a2e" draw:textarea-horizontal-align="justify" draw:textarea-vertical-align="middle" draw:auto-grow-height="false" fo:min-height="0.104cm" fo:min-width="0cm"/>
    </style:style>
    <style:style style:name="gr7" style:family="graphic" style:parent-style-name="standard">
      <style:graphic-properties draw:fill-color="#f10d0c" draw:textarea-horizontal-align="justify" draw:textarea-vertical-align="middle" draw:auto-grow-height="false" fo:min-height="0.15cm" fo:min-width="0.7cm"/>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2.86cm"/>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3.084cm"/>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3.067cm"/>
    </style:style>
    <style:style style:name="gr11" style:family="graphic" style:parent-style-name="standard">
      <style:graphic-properties draw:stroke="none" svg:stroke-color="#000000" draw:fill="none" draw:fill-color="#ffffff" draw:textarea-horizontal-align="left" draw:auto-grow-height="true" draw:auto-grow-width="true" fo:min-height="0.552cm" fo:min-width="3.291cm"/>
    </style:style>
    <style:style style:name="gr12" style:family="graphic" style:parent-style-name="standard">
      <style:graphic-properties svg:stroke-width="0.1cm" svg:stroke-color="#acb20c" draw:marker-start-width="0.35cm" draw:marker-end-width="0.35cm" draw:fill="none" draw:textarea-horizontal-align="justify" draw:textarea-vertical-align="middle" draw:auto-grow-height="false" fo:min-height="4.884cm" fo:min-width="2.442cm" fo:padding-top="0.175cm" fo:padding-bottom="0.175cm" fo:padding-left="0.3cm" fo:padding-right="0.3cm"/>
    </style:style>
    <style:style style:name="gr13" style:family="graphic" style:parent-style-name="standard">
      <style:graphic-properties svg:stroke-width="0.1cm" svg:stroke-color="#acb20c" draw:marker-start-width="0.35cm" draw:marker-end-width="0.35cm" draw:fill="none" draw:textarea-horizontal-align="justify" draw:textarea-vertical-align="middle" draw:auto-grow-height="false" fo:min-height="6.341cm" fo:min-width="2.442cm" fo:padding-top="0.175cm" fo:padding-bottom="0.175cm" fo:padding-left="0.3cm" fo:padding-right="0.3cm"/>
    </style:style>
    <style:style style:name="gr14" style:family="graphic" style:parent-style-name="standard">
      <style:graphic-properties svg:stroke-width="0.1cm" svg:stroke-color="#acb20c" draw:marker-start-width="0.35cm" draw:marker-end-width="0.35cm" draw:fill="none" draw:textarea-horizontal-align="justify" draw:textarea-vertical-align="middle" draw:auto-grow-height="false" fo:min-height="7.511cm" fo:min-width="2.442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0.552cm" fo:min-width="0cm"/>
    </style:style>
    <style:style style:name="gr16" style:family="graphic" style:parent-style-name="objectwithoutfill">
      <style:graphic-properties draw:marker-start="Symmetric_20_Arrow" draw:fill="solid" draw:textarea-vertical-align="middle"/>
    </style:style>
    <style:style style:name="gr17" style:family="graphic" style:parent-style-name="objectwithoutfill">
      <style:graphic-properties draw:marker-start="Symmetric_20_Arrow" draw:marker-end="" draw:fill="solid" draw:textarea-vertical-align="middle"/>
    </style:style>
    <style:style style:name="gr18" style:family="graphic" style:parent-style-name="objectwithoutfill">
      <style:graphic-properties draw:stroke="dash" draw:stroke-dash="_32__20_Dots_20_1_20_Dash" draw:fill="solid"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552cm" fo:min-width="4.244cm"/>
    </style:style>
    <style:style style:name="gr20" style:family="graphic" style:parent-style-name="standard">
      <style:graphic-properties draw:stroke="none" svg:stroke-color="#000000" draw:fill="none" draw:fill-color="#ffffff" draw:textarea-horizontal-align="left" draw:auto-grow-height="true" draw:auto-grow-width="true" fo:min-height="0.552cm" fo:min-width="4.036cm"/>
    </style:style>
    <style:style style:name="gr21" style:family="graphic" style:parent-style-name="objectwithoutfill">
      <style:graphic-properties draw:stroke="dash" draw:stroke-dash="Long_20_Dot" draw:fill="solid" draw:textarea-vertical-align="middle"/>
    </style:style>
    <style:style style:name="gr22" style:family="graphic" style:parent-style-name="objectwithoutfill">
      <style:graphic-properties draw:stroke="dash" draw:stroke-dash="Dot" draw:fill="solid" draw:textarea-vertical-align="middle"/>
    </style:style>
    <style:style style:name="gr23" style:family="graphic" style:parent-style-name="standard">
      <style:graphic-properties draw:stroke="none" svg:stroke-color="#000000" draw:fill="none" draw:fill-color="#ffffff" fo:min-height="0.552cm"/>
    </style:style>
    <style:style style:name="gr24" style:family="graphic" style:parent-style-name="objectwithoutfill">
      <style:graphic-properties svg:stroke-width="0.05cm" svg:stroke-color="#aa55a1" draw:marker-start-width="0.28cm" draw:marker-end-width="0.28cm" draw:fill="solid" draw:fill-color="#ffff38" draw:textarea-vertical-align="middle" fo:padding-top="0.15cm" fo:padding-bottom="0.15cm" fo:padding-left="0.275cm" fo:padding-right="0.275cm"/>
    </style:style>
    <style:style style:name="gr25"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552cm" fo:min-width="0.328cm"/>
    </style:style>
    <style:style style:name="gr27" style:family="graphic" style:parent-style-name="standard">
      <style:graphic-properties draw:textarea-horizontal-align="justify" draw:textarea-vertical-align="middle" draw:auto-grow-height="false" fo:min-height="0.104cm" fo:min-width="0cm"/>
    </style:style>
    <style:style style:name="gr28" style:family="graphic" style:parent-style-name="standard">
      <style:graphic-properties draw:fill-color="#069a2e" draw:textarea-horizontal-align="justify" draw:textarea-vertical-align="middle" draw:auto-grow-height="false" fo:min-height="0cm" fo:min-width="0cm"/>
    </style:style>
    <style:style style:name="gr29" style:family="graphic" style:parent-style-name="objectwithoutfill">
      <style:graphic-properties draw:stroke="solid" draw:stroke-dash="Long_20_Dot" svg:stroke-width="0.1cm" svg:stroke-color="#ff3838" draw:marker-start-width="0.35cm" draw:marker-end="" draw:marker-end-width="0.45cm" draw:fill="solid" draw:textarea-vertical-align="middle" fo:padding-top="0.175cm" fo:padding-bottom="0.175cm" fo:padding-left="0.3cm" fo:padding-right="0.3cm"/>
    </style:style>
    <style:style style:name="gr30" style:family="graphic" style:parent-style-name="objectwithoutfill">
      <style:graphic-properties draw:stroke="dash" draw:stroke-dash="Fine_20_Dashed" svg:stroke-width="0.028cm" svg:stroke-color="#ed1c24" draw:marker-start-width="0.242cm" draw:marker-end-width="0.242cm" draw:fill="solid" draw:textarea-vertical-align="middle" fo:padding-top="0.139cm" fo:padding-bottom="0.139cm" fo:padding-left="0.264cm" fo:padding-right="0.264cm"/>
    </style:style>
    <style:style style:name="gr31" style:family="graphic" style:parent-style-name="standard">
      <style:graphic-properties draw:stroke="none" svg:stroke-color="#000000" draw:fill="none" draw:fill-color="#ffffff" fo:min-height="0.45cm"/>
    </style:style>
    <style:style style:name="gr32" style:family="graphic" style:parent-style-name="standard">
      <style:graphic-properties draw:stroke="none" svg:stroke-color="#000000" draw:fill="none" draw:fill-color="#ffffff" fo:min-height="0.713cm"/>
    </style:style>
    <style:style style:name="gr33" style:family="graphic" style:parent-style-name="objectwithoutfill">
      <style:graphic-properties draw:stroke="solid" svg:stroke-width="0.053cm" svg:stroke-color="#f58220" draw:marker-start-width="0.279cm" draw:marker-end-width="0.279cm" draw:fill="solid" draw:textarea-vertical-align="middle" fo:padding-top="0.151cm" fo:padding-bottom="0.151cm" fo:padding-left="0.276cm" fo:padding-right="0.276cm"/>
    </style:style>
    <style:style style:name="gr34" style:family="graphic" style:parent-style-name="objectwithoutfill">
      <style:graphic-properties svg:stroke-width="0.035cm" svg:stroke-color="#faa61a" draw:marker-start-width="0.252cm" draw:marker-end-width="0.252cm" draw:fill="solid" draw:textarea-vertical-align="middle" fo:padding-top="0.142cm" fo:padding-bottom="0.142cm" fo:padding-left="0.267cm" fo:padding-right="0.267cm"/>
    </style:style>
    <style:style style:name="gr35" style:family="graphic" style:parent-style-name="objectwithoutfill">
      <style:graphic-properties svg:stroke-width="0.035cm" svg:stroke-color="#bd7cb5" draw:marker-start-width="0.252cm" draw:marker-end-width="0.252cm" draw:fill="solid" draw:textarea-vertical-align="middle" fo:padding-top="0.142cm" fo:padding-bottom="0.142cm" fo:padding-left="0.267cm" fo:padding-right="0.267cm"/>
    </style:style>
    <style:style style:name="gr36" style:family="graphic" style:parent-style-name="standard">
      <style:graphic-properties draw:stroke="none" svg:stroke-color="#000000" draw:fill="none" draw:fill-color="#ffffff" fo:min-height="0.25cm"/>
    </style:style>
    <style:style style:name="gr37" style:family="graphic" style:parent-style-name="standard">
      <style:graphic-properties svg:stroke-color="#000000" draw:fill-color="#111111" draw:opacity="0%" draw:textarea-horizontal-align="justify" draw:textarea-vertical-align="middle" draw:auto-grow-height="false" fo:min-height="1.25cm" fo:min-width="2.6cm"/>
    </style:style>
    <style:style style:name="gr38" style:family="graphic" style:parent-style-name="standard">
      <style:graphic-properties draw:textarea-horizontal-align="justify" draw:textarea-vertical-align="middle" draw:auto-grow-height="false" fo:min-height="0.95cm" fo:min-width="2.6cm"/>
    </style:style>
    <style:style style:name="gr39" style:family="graphic" style:parent-style-name="standard">
      <style:graphic-properties draw:textarea-horizontal-align="justify" draw:textarea-vertical-align="middle" draw:auto-grow-height="false" fo:min-height="0.95cm" fo:min-width="2.6cm"/>
    </style:style>
    <style:style style:name="gr40" style:family="graphic" style:parent-style-name="standard">
      <style:graphic-properties draw:fill-color="#50938a" draw:textarea-horizontal-align="justify" draw:textarea-vertical-align="middle" draw:auto-grow-height="false" fo:min-height="0.95cm" fo:min-width="2.6cm"/>
    </style:style>
    <style:style style:name="gr41" style:family="graphic" style:parent-style-name="standard">
      <style:graphic-properties draw:stroke="none" draw:fill="none" fo:min-height="0.553cm"/>
    </style:style>
    <style:style style:name="gr42" style:family="graphic" style:parent-style-name="objectwithoutfill">
      <style:graphic-properties draw:stroke="dash" draw:stroke-dash="Dashed_20__28_var_29_" draw:fill="solid"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false" fo:min-height="0.764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0.602cm" fo:min-width="0.22cm"/>
    </style:style>
    <style:style style:name="gr45" style:family="graphic" style:parent-style-name="objectwithoutfill">
      <style:graphic-properties svg:stroke-width="0.05cm" svg:stroke-color="#666666" draw:marker-start-width="0.28cm" draw:marker-end="" draw:marker-end-width="0.38cm" draw:fill="solid" draw:textarea-vertical-align="middle" fo:padding-top="0.15cm" fo:padding-bottom="0.15cm" fo:padding-left="0.275cm" fo:padding-right="0.275cm"/>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standard">
      <style:graphic-properties draw:fill-color="#ff7b59" draw:textarea-horizontal-align="justify" draw:textarea-vertical-align="middle" draw:auto-grow-height="false" fo:min-height="0cm" fo:min-width="0cm"/>
    </style:style>
    <style:style style:name="gr48" style:family="graphic" style:parent-style-name="objectwithoutfill">
      <style:graphic-properties svg:stroke-width="0.01cm" svg:stroke-color="#b2b2b2" draw:marker-start-width="0.22cm" draw:marker-end="" draw:marker-end-width="0.32cm" draw:fill="solid" draw:textarea-vertical-align="middle" fo:padding-top="0.13cm" fo:padding-bottom="0.13cm" fo:padding-left="0.255cm" fo:padding-right="0.255cm"/>
    </style:style>
    <style:style style:name="gr49" style:family="graphic" style:parent-style-name="objectwithoutfill">
      <style:graphic-properties svg:stroke-color="#ff7b59" draw:marker-start="Arrow" draw:marker-end="Arrow" draw:fill="solid" draw:textarea-vertical-align="middle"/>
    </style:style>
    <style:style style:name="gr50" style:family="graphic" style:parent-style-name="objectwithoutfill">
      <style:graphic-properties svg:stroke-width="0.035cm" svg:stroke-color="#999999" draw:marker-start-width="0.252cm" draw:marker-end-width="0.252cm" draw:fill="solid" draw:textarea-vertical-align="middle" fo:padding-top="0.142cm" fo:padding-bottom="0.142cm" fo:padding-left="0.267cm" fo:padding-right="0.267cm"/>
    </style:style>
    <style:style style:name="gr51" style:family="graphic" style:parent-style-name="standard">
      <style:graphic-properties svg:stroke-color="#000000" draw:fill-color="#dee6ef" draw:textarea-horizontal-align="justify" draw:textarea-vertical-align="middle" draw:auto-grow-height="false" fo:min-height="0.74cm" fo:min-width="0.49cm"/>
    </style:style>
    <style:style style:name="gr52" style:family="graphic" style:parent-style-name="standard">
      <style:graphic-properties draw:fill-color="#e0c2cd" draw:textarea-horizontal-align="justify" draw:textarea-vertical-align="middle" draw:auto-grow-height="false" fo:min-height="1.243cm" fo:min-width="2.505cm" fo:wrap-option="no-wrap"/>
    </style:style>
    <style:style style:name="gr53" style:family="graphic" style:parent-style-name="standard">
      <style:graphic-properties draw:fill-color="#e6e905" draw:textarea-horizontal-align="justify" draw:textarea-vertical-align="middle" draw:auto-grow-height="false" fo:min-height="0.05cm" fo:min-width="1.95cm"/>
    </style:style>
    <style:style style:name="gr54" style:family="graphic" style:parent-style-name="standard">
      <style:graphic-properties draw:stroke="none" svg:stroke-color="#000000" draw:fill="none" draw:fill-color="#ffffff" draw:auto-grow-width="true" fo:min-height="0.552cm" fo:min-width="2.906cm"/>
    </style:style>
    <style:style style:name="gr55" style:family="graphic" style:parent-style-name="standard">
      <style:graphic-properties draw:fill-color="#77bc65" draw:auto-grow-height="false" fo:min-height="0.14cm" fo:min-width="0.27cm" fo:wrap-option="wrap"/>
    </style:style>
    <style:style style:name="gr56" style:family="graphic" style:parent-style-name="standard">
      <style:graphic-properties draw:fill-color="#bbe33d" draw:auto-grow-height="false" fo:min-height="0.14cm" fo:min-width="0.27cm" fo:wrap-option="wrap"/>
    </style:style>
    <style:style style:name="gr57" style:family="graphic" style:parent-style-name="standard">
      <style:graphic-properties draw:fill-color="#ea7500" draw:auto-grow-height="false" fo:min-height="0.14cm" fo:min-width="0.27cm" fo:wrap-option="wrap"/>
    </style:style>
    <style:style style:name="gr58" style:family="graphic" style:parent-style-name="standard">
      <style:graphic-properties draw:fill-color="#ffd428" draw:auto-grow-height="false" fo:min-height="0.14cm" fo:min-width="0.27cm" fo:wrap-option="wrap"/>
    </style:style>
    <style:style style:name="gr59" style:family="graphic" style:parent-style-name="standard">
      <style:graphic-properties draw:fill-color="#e6e905" draw:textarea-horizontal-align="justify" draw:textarea-vertical-align="middle" draw:auto-grow-height="false" fo:min-height="0.312cm" fo:min-width="0cm"/>
    </style:style>
    <style:style style:name="gr60" style:family="graphic" style:parent-style-name="standard">
      <style:graphic-properties draw:stroke="none" svg:stroke-color="#000000" draw:fill="none" draw:fill-color="#ffffff" draw:auto-grow-width="true" fo:min-height="0.65cm" fo:min-width="2.195cm"/>
    </style:style>
    <style:style style:name="gr61" style:family="graphic" style:parent-style-name="standard">
      <style:graphic-properties draw:fill-color="#e6e905" draw:textarea-vertical-align="middle" draw:auto-grow-height="false" fo:min-height="1.45cm" fo:min-width="0.799cm"/>
    </style:style>
    <style:style style:name="gr62" style:family="graphic" style:parent-style-name="standard">
      <style:graphic-properties draw:textarea-horizontal-align="justify" draw:textarea-vertical-align="middle" draw:auto-grow-height="false" fo:min-height="0.464cm" fo:min-width="0.415cm" fo:wrap-option="no-wrap"/>
    </style:style>
    <style:style style:name="gr63" style:family="graphic" style:parent-style-name="standard">
      <style:graphic-properties draw:fill-color="#ffff6d" draw:textarea-vertical-align="middle" draw:auto-grow-height="false" fo:min-height="0.066cm" fo:min-width="0cm"/>
    </style:style>
    <style:style style:name="gr64" style:family="graphic" style:parent-style-name="standard">
      <style:graphic-properties draw:fill-color="#ffff38" draw:textarea-horizontal-align="justify" draw:textarea-vertical-align="middle" draw:auto-grow-height="false" fo:min-height="0.174cm" fo:min-width="0cm"/>
    </style:style>
    <style:style style:name="gr65" style:family="graphic" style:parent-style-name="standard">
      <style:graphic-properties draw:textarea-horizontal-align="justify" draw:textarea-vertical-align="middle" draw:auto-grow-height="false" fo:min-height="1.026cm" fo:min-width="1.475cm"/>
    </style:style>
    <style:style style:name="gr66" style:family="graphic" style:parent-style-name="standard">
      <style:graphic-properties draw:fill-color="#e6e905" draw:textarea-vertical-align="middle" draw:auto-grow-height="false" fo:min-height="0.75cm" fo:min-width="0.5cm"/>
    </style:style>
    <style:style style:name="gr67" style:family="graphic" style:parent-style-name="standard">
      <style:graphic-properties draw:fill-color="#ff6d6d" draw:textarea-horizontal-align="justify" draw:textarea-vertical-align="middle" draw:auto-grow-height="false" fo:min-height="0.388cm" fo:min-width="0.138cm"/>
    </style:style>
    <style:style style:name="gr68" style:family="graphic" style:parent-style-name="standard">
      <style:graphic-properties draw:fill-color="#ff6d6d" draw:textarea-horizontal-align="justify" draw:textarea-vertical-align="middle" draw:auto-grow-height="false" fo:min-height="0.402cm" fo:min-width="0.098cm"/>
    </style:style>
    <style:style style:name="gr69" style:family="graphic" style:parent-style-name="standard">
      <style:graphic-properties draw:fill-color="#77bc65" draw:textarea-horizontal-align="justify" draw:textarea-vertical-align="middle" draw:auto-grow-height="false" fo:min-height="0.104cm" fo:min-width="0cm"/>
    </style:style>
    <style:style style:name="gr70" style:family="graphic" style:parent-style-name="standard">
      <style:graphic-properties draw:fill-color="#77bc65" draw:textarea-horizontal-align="justify" draw:textarea-vertical-align="middle" draw:auto-grow-height="false" fo:min-height="0.076cm" fo:min-width="0cm"/>
    </style:style>
    <style:style style:name="gr71" style:family="graphic" style:parent-style-name="standard">
      <style:graphic-properties draw:fill-color="#e6e905" draw:textarea-horizontal-align="justify" draw:textarea-vertical-align="middle" draw:auto-grow-height="false" fo:min-height="0cm" fo:min-width="0cm"/>
    </style:style>
    <style:style style:name="gr72" style:family="graphic" style:parent-style-name="standard">
      <style:graphic-properties draw:fill-color="#77bc65" draw:textarea-vertical-align="middle"/>
    </style:style>
    <style:style style:name="gr73" style:family="graphic" style:parent-style-name="standard">
      <style:graphic-properties draw:fill-color="#77bc65" draw:textarea-vertical-align="middle" draw:auto-grow-height="false" fo:min-height="0.25cm" fo:min-width="0cm"/>
    </style:style>
    <style:style style:name="gr74" style:family="graphic" style:parent-style-name="standard">
      <style:graphic-properties draw:fill-color="#77bc65" draw:textarea-vertical-align="middle" draw:auto-grow-height="false" fo:min-height="0.35cm" fo:min-width="0.1cm"/>
    </style:style>
    <style:style style:name="gr75" style:family="graphic" style:parent-style-name="standard">
      <style:graphic-properties draw:fill-color="#77bc65" draw:textarea-horizontal-align="justify" draw:textarea-vertical-align="middle" draw:auto-grow-height="false" fo:min-height="0cm" fo:min-width="0cm"/>
    </style:style>
    <style:style style:name="gr76" style:family="graphic" style:parent-style-name="standard">
      <style:graphic-properties svg:stroke-width="0.035cm" draw:marker-start-width="0.252cm" draw:marker-end-width="0.252cm" draw:fill="none" draw:textarea-vertical-align="middle" draw:auto-grow-height="false" fo:min-height="2.404cm" fo:min-width="0cm" fo:padding-top="0.142cm" fo:padding-bottom="0.142cm" fo:padding-left="0.267cm" fo:padding-right="0.267cm"/>
    </style:style>
    <style:style style:name="gr77" style:family="graphic" style:parent-style-name="standard">
      <style:graphic-properties svg:stroke-width="0.035cm" draw:marker-start-width="0.252cm" draw:marker-end-width="0.252cm" draw:fill="none" draw:textarea-vertical-align="middle" draw:auto-grow-height="false" fo:min-height="2.37cm" fo:min-width="0cm" fo:padding-top="0.142cm" fo:padding-bottom="0.142cm" fo:padding-left="0.267cm" fo:padding-right="0.267cm"/>
    </style:style>
    <style:style style:name="gr78" style:family="graphic" style:parent-style-name="standard">
      <style:graphic-properties draw:textarea-horizontal-align="justify" draw:textarea-vertical-align="middle" draw:auto-grow-height="false" fo:min-height="0.1cm" fo:min-width="0cm"/>
    </style:style>
    <style:style style:name="P1" style:family="paragraph">
      <loext:graphic-properties draw:fill-color="#d8e3ef"/>
      <style:paragraph-properties fo:text-align="center"/>
    </style:style>
    <style:style style:name="P2" style:family="paragraph">
      <loext:graphic-properties draw:fill="solid" draw:fill-color="#d8e3ef"/>
      <style:paragraph-properties fo:text-align="center"/>
    </style:style>
    <style:style style:name="P3" style:family="paragraph">
      <loext:graphic-properties draw:fill="none" draw:fill-color="#d8e3ef"/>
      <style:paragraph-properties style:writing-mode="lr-tb"/>
    </style:style>
    <style:style style:name="P4" style:family="paragraph">
      <loext:graphic-properties draw:fill="none" draw:fill-color="#ffffff"/>
      <style:paragraph-properties style:writing-mode="lr-tb"/>
    </style:style>
    <style:style style:name="P5" style:family="paragraph">
      <loext:graphic-properties draw:fill-color="#069a2e"/>
      <style:paragraph-properties fo:text-align="center"/>
    </style:style>
    <style:style style:name="P6" style:family="paragraph">
      <loext:graphic-properties draw:fill-color="#f10d0c"/>
      <style:paragraph-properties fo:text-align="center"/>
    </style:style>
    <style:style style:name="P7" style:family="paragraph">
      <loext:graphic-properties draw:fill="none"/>
      <style:paragraph-properties fo:text-align="center"/>
    </style:style>
    <style:style style:name="P8" style:family="paragraph">
      <loext:graphic-properties draw:fill="solid"/>
      <style:paragraph-properties fo:text-align="center"/>
    </style:style>
    <style:style style:name="P9" style:family="paragraph">
      <loext:graphic-properties draw:fill="solid" draw:fill-color="#ffff38"/>
      <style:paragraph-properties fo:text-align="center"/>
    </style:style>
    <style:style style:name="P10" style:family="paragraph">
      <style:paragraph-properties fo:text-align="center"/>
    </style:style>
    <style:style style:name="P11" style:family="paragraph">
      <loext:graphic-properties draw:fill-color="#069a2e"/>
      <style:paragraph-properties fo:text-align="center" style:writing-mode="lr-tb"/>
    </style:style>
    <style:style style:name="P12" style:family="paragraph">
      <style:text-properties fo:font-size="9pt" style:font-size-asian="9pt" style:font-size-complex="9pt"/>
    </style:style>
    <style:style style:name="P13" style:family="paragraph">
      <loext:graphic-properties draw:fill="none" draw:fill-color="#ffffff"/>
      <style:text-properties fo:font-size="9pt" style:font-size-asian="9pt" style:font-size-complex="9pt"/>
    </style:style>
    <style:style style:name="P14" style:family="paragraph">
      <style:text-properties fo:font-size="7pt" style:font-size-asian="7pt" style:font-size-complex="7pt"/>
    </style:style>
    <style:style style:name="P15" style:family="paragraph">
      <loext:graphic-properties draw:fill="none" draw:fill-color="#ffffff"/>
      <style:text-properties fo:font-size="7pt" style:font-size-asian="7pt" style:font-size-complex="7pt"/>
    </style:style>
    <style:style style:name="P16" style:family="paragraph">
      <loext:graphic-properties draw:fill-color="#111111" draw:opacity="0%"/>
      <style:paragraph-properties fo:text-align="center"/>
    </style:style>
    <style:style style:name="P17" style:family="paragraph">
      <style:paragraph-properties fo:text-align="center" style:writing-mode="lr-tb"/>
    </style:style>
    <style:style style:name="P18" style:family="paragraph">
      <loext:graphic-properties draw:fill-color="#50938a"/>
      <style:paragraph-properties fo:text-align="center" style:writing-mode="lr-tb"/>
    </style:style>
    <style:style style:name="P19" style:family="paragraph">
      <loext:graphic-properties draw:fill="none"/>
      <style:paragraph-properties style:writing-mode="lr-tb"/>
    </style:style>
    <style:style style:name="P20" style:family="paragraph">
      <loext:graphic-properties draw:fill-color="#ff7b59"/>
      <style:paragraph-properties fo:text-align="center"/>
    </style:style>
    <style:style style:name="P21" style:family="paragraph">
      <loext:graphic-properties draw:fill-color="#dee6ef"/>
      <style:paragraph-properties fo:text-align="center"/>
    </style:style>
    <style:style style:name="P22" style:family="paragraph">
      <loext:graphic-properties draw:fill-color="#e0c2cd"/>
      <style:paragraph-properties fo:text-align="center" style:writing-mode="lr-tb"/>
    </style:style>
    <style:style style:name="P23" style:family="paragraph">
      <loext:graphic-properties draw:fill-color="#e6e905"/>
      <style:paragraph-properties fo:text-align="center"/>
    </style:style>
    <style:style style:name="P24" style:family="paragraph">
      <loext:graphic-properties draw:fill-color="#77bc65"/>
    </style:style>
    <style:style style:name="P25" style:family="paragraph">
      <loext:graphic-properties draw:fill-color="#bbe33d"/>
    </style:style>
    <style:style style:name="P26" style:family="paragraph">
      <loext:graphic-properties draw:fill-color="#ea7500"/>
    </style:style>
    <style:style style:name="P27" style:family="paragraph">
      <loext:graphic-properties draw:fill-color="#ffd428"/>
    </style:style>
    <style:style style:name="P28" style:family="paragraph">
      <loext:graphic-properties draw:fill-color="#ffff6d"/>
      <style:paragraph-properties fo:text-align="center"/>
    </style:style>
    <style:style style:name="P29" style:family="paragraph">
      <loext:graphic-properties draw:fill-color="#ffff38"/>
      <style:paragraph-properties fo:text-align="center"/>
    </style:style>
    <style:style style:name="P30" style:family="paragraph">
      <loext:graphic-properties draw:fill-color="#ff6d6d"/>
      <style:paragraph-properties fo:text-align="center"/>
    </style:style>
    <style:style style:name="P31" style:family="paragraph">
      <loext:graphic-properties draw:fill-color="#77bc65"/>
      <style:paragraph-properties fo:text-align="center"/>
    </style:style>
    <style:style style:name="T1" style:family="text">
      <style:text-properties fo:font-size="9pt" style:font-size-asian="9pt" style:font-size-complex="9pt"/>
    </style:style>
    <style:style style:name="T2" style:family="text">
      <style:text-properties fo:font-size="7pt" style:font-size-asian="7pt" style:font-size-complex="7pt"/>
    </style:style>
    <style:style style:name="T3"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g>
                <draw:custom-shape draw:style-name="gr1" draw:text-style-name="P1" draw:layer="layout" svg:width="9.6cm" svg:height="7.4cm" svg:x="5.978cm" svg:y="6.869cm">
                  <text:p/>
                  <draw:enhanced-geometry svg:viewBox="0 0 21600 21600" draw:mirror-horizontal="false" draw:mirror-vertical="false" draw:type="rectangle" draw:enhanced-path="M 0 0 L 21600 0 21600 21600 0 21600 0 0 Z N"/>
                </draw:custom-shape>
                <draw:line draw:style-name="gr2" draw:text-style-name="P2" draw:layer="layout" svg:x1="10.678cm" svg:y1="6.969cm" svg:x2="10.678cm" svg:y2="14.169cm">
                  <text:p/>
                </draw:line>
                <draw:line draw:style-name="gr2" draw:text-style-name="P2" draw:layer="layout" svg:x1="5.978cm" svg:y1="10.465cm" svg:x2="15.578cm" svg:y2="10.465cm">
                  <text:p/>
                </draw:line>
              </draw:g>
              <draw:line draw:style-name="gr3" draw:text-style-name="P2" draw:layer="layout" svg:x1="5.878cm" svg:y1="6.869cm" svg:x2="2.778cm" svg:y2="3.969cm">
                <text:p/>
              </draw:line>
              <draw:frame draw:style-name="gr4" draw:text-style-name="P3" draw:layer="layout" svg:width="3.4cm" svg:height="2.139cm" svg:x="3.448cm" svg:y="4.104cm">
                <draw:text-box>
                  <text:p>Prediction</text:p>
                </draw:text-box>
              </draw:frame>
              <draw:frame draw:style-name="gr4" draw:text-style-name="P3" draw:layer="layout" svg:width="1.7cm" svg:height="2.139cm" svg:x="3.248cm" svg:y="5.804cm">
                <draw:text-box>
                  <text:p>Real </text:p>
                </draw:text-box>
              </draw:frame>
              <draw:line draw:style-name="gr3" draw:text-style-name="P2" draw:layer="layout" svg:x1="15.578cm" svg:y1="3.969cm" svg:x2="2.778cm" svg:y2="3.969cm">
                <text:p/>
              </draw:line>
              <draw:line draw:style-name="gr3" draw:text-style-name="P2" draw:layer="layout" svg:x1="2.778cm" svg:y1="14.269cm" svg:x2="2.778cm" svg:y2="3.969cm">
                <text:p/>
              </draw:line>
              <draw:line draw:style-name="gr3" draw:text-style-name="P2" draw:layer="layout" svg:x1="15.378cm" svg:y1="6.869cm" svg:x2="2.778cm" svg:y2="6.869cm">
                <text:p/>
              </draw:line>
              <draw:line draw:style-name="gr3" draw:text-style-name="P2" draw:layer="layout" svg:x1="5.978cm" svg:y1="14.169cm" svg:x2="5.978cm" svg:y2="3.969cm">
                <text:p/>
              </draw:line>
              <draw:line draw:style-name="gr3" draw:text-style-name="P2" draw:layer="layout" svg:x1="15.378cm" svg:y1="10.469cm" svg:x2="2.778cm" svg:y2="10.469cm">
                <text:p/>
              </draw:line>
              <draw:line draw:style-name="gr3" draw:text-style-name="P2" draw:layer="layout" svg:x1="15.378cm" svg:y1="14.269cm" svg:x2="2.778cm" svg:y2="14.269cm">
                <text:p/>
              </draw:line>
              <draw:line draw:style-name="gr3" draw:text-style-name="P2" draw:layer="layout" svg:x1="10.678cm" svg:y1="14.169cm" svg:x2="10.678cm" svg:y2="3.969cm">
                <text:p/>
              </draw:line>
              <draw:line draw:style-name="gr3" draw:text-style-name="P2" draw:layer="layout" svg:x1="15.578cm" svg:y1="14.169cm" svg:x2="15.578cm" svg:y2="3.969cm">
                <text:p/>
              </draw:line>
            </draw:g>
            <draw:frame draw:style-name="gr5" draw:text-style-name="P4" draw:layer="layout" svg:width="0.502cm" svg:height="1.187cm" svg:x="6.4cm" svg:y="4.3cm">
              <draw:text-box>
                <text:p/>
              </draw:text-box>
            </draw:frame>
            <draw:custom-shape draw:style-name="gr6" draw:text-style-name="P5" draw:layer="layout" svg:width="1.1cm" svg:height="1.2cm" svg:x="3.8cm" svg:y="8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5" draw:layer="layout" svg:width="1.1cm" svg:height="1.2cm" svg:x="7.8cm" svg:y="4.7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6" draw:layer="layout" svg:width="1.2cm" svg:height="0.4cm" svg:x="12.4cm" svg:y="5.2cm">
              <text:p/>
              <draw:enhanced-geometry svg:viewBox="0 0 21600 21600" draw:type="rectangle" draw:enhanced-path="M 0 0 L 21600 0 21600 21600 0 21600 0 0 Z N"/>
            </draw:custom-shape>
            <draw:custom-shape draw:style-name="gr7" draw:text-style-name="P6" draw:layer="layout" svg:width="1.2cm" svg:height="0.4cm" svg:x="3.8cm" svg:y="12.2cm">
              <text:p/>
              <draw:enhanced-geometry svg:viewBox="0 0 21600 21600" draw:type="rectangle" draw:enhanced-path="M 0 0 L 21600 0 21600 21600 0 21600 0 0 Z N"/>
            </draw:custom-shape>
          </draw:g>
          <draw:frame draw:style-name="gr8" draw:text-style-name="P4" draw:layer="layout" svg:width="3.381cm" svg:height="0.806cm" svg:x="6.5cm" svg:y="8.198cm">
            <draw:text-box>
              <text:p>True Positive</text:p>
            </draw:text-box>
          </draw:frame>
          <draw:frame draw:style-name="gr9" draw:text-style-name="P4" draw:layer="layout" svg:width="3.597cm" svg:height="0.806cm" svg:x="11.2cm" svg:y="12cm">
            <draw:text-box>
              <text:p>True Negative</text:p>
            </draw:text-box>
          </draw:frame>
          <draw:frame draw:style-name="gr10" draw:text-style-name="P4" draw:layer="layout" svg:width="3.592cm" svg:height="0.806cm" svg:x="6.64cm" svg:y="11.9cm">
            <draw:text-box>
              <text:p>False Positive</text:p>
            </draw:text-box>
          </draw:frame>
          <draw:frame draw:style-name="gr11" draw:text-style-name="P4" draw:layer="layout" svg:width="3.808cm" svg:height="0.806cm" svg:x="11.3cm" svg:y="8cm">
            <draw:text-box>
              <text:p>False Negative</text:p>
            </draw:text-box>
          </draw:frame>
        </draw:g>
        <draw:g>
          <draw:g>
            <draw:g>
              <draw:g>
                <draw:custom-shape draw:style-name="gr1" draw:text-style-name="P1" draw:layer="layout" svg:width="9.6cm" svg:height="7.4cm" svg:x="6.1cm" svg:y="19.1cm">
                  <text:p/>
                  <draw:enhanced-geometry svg:viewBox="0 0 21600 21600" draw:mirror-horizontal="false" draw:mirror-vertical="false" draw:type="rectangle" draw:enhanced-path="M 0 0 L 21600 0 21600 21600 0 21600 0 0 Z N"/>
                </draw:custom-shape>
                <draw:line draw:style-name="gr2" draw:text-style-name="P2" draw:layer="layout" svg:x1="10.8cm" svg:y1="19.2cm" svg:x2="10.8cm" svg:y2="26.4cm">
                  <text:p/>
                </draw:line>
                <draw:line draw:style-name="gr2" draw:text-style-name="P2" draw:layer="layout" svg:x1="6.1cm" svg:y1="22.696cm" svg:x2="15.7cm" svg:y2="22.696cm">
                  <text:p/>
                </draw:line>
              </draw:g>
              <draw:line draw:style-name="gr3" draw:text-style-name="P2" draw:layer="layout" svg:x1="6cm" svg:y1="19.1cm" svg:x2="2.9cm" svg:y2="16.2cm">
                <text:p/>
              </draw:line>
              <draw:frame draw:style-name="gr4" draw:text-style-name="P3" draw:layer="layout" svg:width="3.4cm" svg:height="2.139cm" svg:x="3.57cm" svg:y="16.335cm">
                <draw:text-box>
                  <text:p>Prediction</text:p>
                </draw:text-box>
              </draw:frame>
              <draw:frame draw:style-name="gr4" draw:text-style-name="P3" draw:layer="layout" svg:width="1.7cm" svg:height="2.139cm" svg:x="3.37cm" svg:y="18.035cm">
                <draw:text-box>
                  <text:p>Real </text:p>
                </draw:text-box>
              </draw:frame>
              <draw:line draw:style-name="gr3" draw:text-style-name="P2" draw:layer="layout" svg:x1="15.7cm" svg:y1="16.2cm" svg:x2="2.9cm" svg:y2="16.2cm">
                <text:p/>
              </draw:line>
              <draw:line draw:style-name="gr3" draw:text-style-name="P2" draw:layer="layout" svg:x1="2.9cm" svg:y1="26.5cm" svg:x2="2.9cm" svg:y2="16.2cm">
                <text:p/>
              </draw:line>
              <draw:line draw:style-name="gr3" draw:text-style-name="P2" draw:layer="layout" svg:x1="15.5cm" svg:y1="19.1cm" svg:x2="2.9cm" svg:y2="19.1cm">
                <text:p/>
              </draw:line>
              <draw:line draw:style-name="gr3" draw:text-style-name="P2" draw:layer="layout" svg:x1="6.1cm" svg:y1="26.4cm" svg:x2="6.1cm" svg:y2="16.2cm">
                <text:p/>
              </draw:line>
              <draw:line draw:style-name="gr3" draw:text-style-name="P2" draw:layer="layout" svg:x1="15.5cm" svg:y1="22.7cm" svg:x2="2.9cm" svg:y2="22.7cm">
                <text:p/>
              </draw:line>
              <draw:line draw:style-name="gr3" draw:text-style-name="P2" draw:layer="layout" svg:x1="15.5cm" svg:y1="26.5cm" svg:x2="2.9cm" svg:y2="26.5cm">
                <text:p/>
              </draw:line>
              <draw:line draw:style-name="gr3" draw:text-style-name="P2" draw:layer="layout" svg:x1="10.8cm" svg:y1="26.4cm" svg:x2="10.8cm" svg:y2="16.2cm">
                <text:p/>
              </draw:line>
              <draw:line draw:style-name="gr3" draw:text-style-name="P2" draw:layer="layout" svg:x1="15.7cm" svg:y1="26.4cm" svg:x2="15.7cm" svg:y2="16.2cm">
                <text:p/>
              </draw:line>
            </draw:g>
            <draw:frame draw:style-name="gr5" draw:text-style-name="P4" draw:layer="layout" svg:width="0.502cm" svg:height="1.187cm" svg:x="6.522cm" svg:y="16.531cm">
              <draw:text-box>
                <text:p/>
              </draw:text-box>
            </draw:frame>
            <draw:custom-shape draw:style-name="gr6" draw:text-style-name="P5" draw:layer="layout" svg:width="1.1cm" svg:height="1.2cm" svg:x="3.922cm" svg:y="20.231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5" draw:layer="layout" svg:width="1.1cm" svg:height="1.2cm" svg:x="7.922cm" svg:y="16.931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6" draw:layer="layout" svg:width="1.2cm" svg:height="0.4cm" svg:x="12.522cm" svg:y="17.431cm">
              <text:p/>
              <draw:enhanced-geometry svg:viewBox="0 0 21600 21600" draw:type="rectangle" draw:enhanced-path="M 0 0 L 21600 0 21600 21600 0 21600 0 0 Z N"/>
            </draw:custom-shape>
            <draw:custom-shape draw:style-name="gr7" draw:text-style-name="P6" draw:layer="layout" svg:width="1.2cm" svg:height="0.4cm" svg:x="3.922cm" svg:y="24.431cm">
              <text:p/>
              <draw:enhanced-geometry svg:viewBox="0 0 21600 21600" draw:type="rectangle" draw:enhanced-path="M 0 0 L 21600 0 21600 21600 0 21600 0 0 Z N"/>
            </draw:custom-shape>
          </draw:g>
          <draw:frame draw:style-name="gr8" draw:text-style-name="P4" draw:layer="layout" svg:width="3.381cm" svg:height="0.806cm" svg:x="6.622cm" svg:y="20.429cm">
            <draw:text-box>
              <text:p>True Positive</text:p>
            </draw:text-box>
          </draw:frame>
          <draw:frame draw:style-name="gr9" draw:text-style-name="P4" draw:layer="layout" svg:width="3.597cm" svg:height="0.806cm" svg:x="11.322cm" svg:y="24.231cm">
            <draw:text-box>
              <text:p>True Negative</text:p>
            </draw:text-box>
          </draw:frame>
          <draw:frame draw:style-name="gr10" draw:text-style-name="P4" draw:layer="layout" svg:width="3.592cm" svg:height="0.806cm" svg:x="6.762cm" svg:y="24.131cm">
            <draw:text-box>
              <text:p>False Positive</text:p>
            </draw:text-box>
          </draw:frame>
          <draw:frame draw:style-name="gr11" draw:text-style-name="P4" draw:layer="layout" svg:width="3.808cm" svg:height="0.806cm" svg:x="11.422cm" svg:y="20.231cm">
            <draw:text-box>
              <text:p>False Negative</text:p>
            </draw:text-box>
          </draw:frame>
        </draw:g>
        <draw:custom-shape draw:style-name="gr12" draw:text-style-name="P7" draw:layer="layout" svg:width="4.3cm" svg:height="7.4cm" svg:x="6.2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4.3cm" svg:height="9.461cm" draw:transform="rotate (1.58667882298805) translate (6.268cm 23.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4.3cm" svg:height="11.117cm" draw:transform="rotate (0.90477868423386) translate (5.205cm 21.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g>
          <draw:g>
            <draw:g>
              <draw:custom-shape draw:style-name="gr1" draw:text-style-name="P1" draw:layer="layout" svg:width="9.6cm" svg:height="7.4cm" svg:x="5.978cm" svg:y="6.869cm">
                <text:p/>
                <draw:enhanced-geometry svg:viewBox="0 0 21600 21600" draw:mirror-horizontal="false" draw:mirror-vertical="false" draw:type="rectangle" draw:enhanced-path="M 0 0 L 21600 0 21600 21600 0 21600 0 0 Z N"/>
              </draw:custom-shape>
              <draw:line draw:style-name="gr2" draw:text-style-name="P2" draw:layer="layout" svg:x1="10.678cm" svg:y1="6.969cm" svg:x2="10.678cm" svg:y2="14.169cm">
                <text:p/>
              </draw:line>
              <draw:line draw:style-name="gr2" draw:text-style-name="P2" draw:layer="layout" svg:x1="5.978cm" svg:y1="10.465cm" svg:x2="15.578cm" svg:y2="10.465cm">
                <text:p/>
              </draw:line>
            </draw:g>
            <draw:line draw:style-name="gr3" draw:text-style-name="P2" draw:layer="layout" svg:x1="5.878cm" svg:y1="6.869cm" svg:x2="2.778cm" svg:y2="3.969cm">
              <text:p/>
            </draw:line>
            <draw:frame draw:style-name="gr4" draw:text-style-name="P3" draw:layer="layout" svg:width="3.4cm" svg:height="2.139cm" svg:x="3.448cm" svg:y="4.104cm">
              <draw:text-box>
                <text:p>Prediction</text:p>
              </draw:text-box>
            </draw:frame>
            <draw:frame draw:style-name="gr4" draw:text-style-name="P3" draw:layer="layout" svg:width="1.7cm" svg:height="2.139cm" svg:x="3.248cm" svg:y="5.804cm">
              <draw:text-box>
                <text:p>Real </text:p>
              </draw:text-box>
            </draw:frame>
            <draw:line draw:style-name="gr3" draw:text-style-name="P2" draw:layer="layout" svg:x1="15.578cm" svg:y1="3.969cm" svg:x2="2.778cm" svg:y2="3.969cm">
              <text:p/>
            </draw:line>
            <draw:line draw:style-name="gr3" draw:text-style-name="P2" draw:layer="layout" svg:x1="2.778cm" svg:y1="14.269cm" svg:x2="2.778cm" svg:y2="3.969cm">
              <text:p/>
            </draw:line>
            <draw:line draw:style-name="gr3" draw:text-style-name="P2" draw:layer="layout" svg:x1="15.378cm" svg:y1="6.869cm" svg:x2="2.778cm" svg:y2="6.869cm">
              <text:p/>
            </draw:line>
            <draw:line draw:style-name="gr3" draw:text-style-name="P2" draw:layer="layout" svg:x1="5.978cm" svg:y1="14.169cm" svg:x2="5.978cm" svg:y2="3.969cm">
              <text:p/>
            </draw:line>
            <draw:line draw:style-name="gr3" draw:text-style-name="P2" draw:layer="layout" svg:x1="15.378cm" svg:y1="10.469cm" svg:x2="2.778cm" svg:y2="10.469cm">
              <text:p/>
            </draw:line>
            <draw:line draw:style-name="gr3" draw:text-style-name="P2" draw:layer="layout" svg:x1="15.378cm" svg:y1="14.269cm" svg:x2="2.778cm" svg:y2="14.269cm">
              <text:p/>
            </draw:line>
            <draw:line draw:style-name="gr3" draw:text-style-name="P2" draw:layer="layout" svg:x1="10.678cm" svg:y1="14.169cm" svg:x2="10.678cm" svg:y2="3.969cm">
              <text:p/>
            </draw:line>
            <draw:line draw:style-name="gr3" draw:text-style-name="P2" draw:layer="layout" svg:x1="15.578cm" svg:y1="14.169cm" svg:x2="15.578cm" svg:y2="3.969cm">
              <text:p/>
            </draw:line>
          </draw:g>
          <draw:frame draw:style-name="gr5" draw:text-style-name="P4" draw:layer="layout" svg:width="0.502cm" svg:height="1.187cm" svg:x="6.4cm" svg:y="4.3cm">
            <draw:text-box>
              <text:p/>
            </draw:text-box>
          </draw:frame>
          <draw:custom-shape draw:style-name="gr6" draw:text-style-name="P5" draw:layer="layout" svg:width="1.1cm" svg:height="1.2cm" svg:x="3.8cm" svg:y="8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5" draw:layer="layout" svg:width="1.1cm" svg:height="1.2cm" svg:x="7.8cm" svg:y="4.7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6" draw:layer="layout" svg:width="1.2cm" svg:height="0.4cm" svg:x="12.4cm" svg:y="5.2cm">
            <text:p/>
            <draw:enhanced-geometry svg:viewBox="0 0 21600 21600" draw:type="rectangle" draw:enhanced-path="M 0 0 L 21600 0 21600 21600 0 21600 0 0 Z N"/>
          </draw:custom-shape>
          <draw:custom-shape draw:style-name="gr7" draw:text-style-name="P6" draw:layer="layout" svg:width="1.2cm" svg:height="0.4cm" svg:x="3.8cm" svg:y="12.2cm">
            <text:p/>
            <draw:enhanced-geometry svg:viewBox="0 0 21600 21600" draw:type="rectangle" draw:enhanced-path="M 0 0 L 21600 0 21600 21600 0 21600 0 0 Z N"/>
          </draw:custom-shape>
        </draw:g>
        <draw:frame draw:style-name="gr8" draw:text-style-name="P4" draw:layer="layout" svg:width="3.381cm" svg:height="0.806cm" svg:x="6.5cm" svg:y="8.198cm">
          <draw:text-box>
            <text:p>True Positive</text:p>
          </draw:text-box>
        </draw:frame>
        <draw:frame draw:style-name="gr9" draw:text-style-name="P4" draw:layer="layout" svg:width="3.597cm" svg:height="0.806cm" svg:x="11.2cm" svg:y="12cm">
          <draw:text-box>
            <text:p>True Negative</text:p>
          </draw:text-box>
        </draw:frame>
        <draw:frame draw:style-name="gr10" draw:text-style-name="P4" draw:layer="layout" svg:width="3.592cm" svg:height="0.806cm" svg:x="6.64cm" svg:y="11.9cm">
          <draw:text-box>
            <text:p>False Positive</text:p>
          </draw:text-box>
        </draw:frame>
        <draw:frame draw:style-name="gr11" draw:text-style-name="P4" draw:layer="layout" svg:width="3.808cm" svg:height="0.806cm" svg:x="11.3cm" svg:y="8cm">
          <draw:text-box>
            <text:p>False Negative</text:p>
          </draw:text-box>
        </draw:frame>
        <draw:g>
          <draw:g>
            <draw:g>
              <draw:custom-shape draw:style-name="gr1" draw:text-style-name="P1" draw:layer="layout" svg:width="9.6cm" svg:height="7.4cm" svg:x="6.128cm" svg:y="18.819cm">
                <text:p/>
                <draw:enhanced-geometry svg:viewBox="0 0 21600 21600" draw:mirror-horizontal="false" draw:mirror-vertical="false" draw:type="rectangle" draw:enhanced-path="M 0 0 L 21600 0 21600 21600 0 21600 0 0 Z N"/>
              </draw:custom-shape>
              <draw:line draw:style-name="gr2" draw:text-style-name="P2" draw:layer="layout" svg:x1="10.828cm" svg:y1="18.919cm" svg:x2="10.828cm" svg:y2="26.119cm">
                <text:p/>
              </draw:line>
              <draw:line draw:style-name="gr2" draw:text-style-name="P2" draw:layer="layout" svg:x1="6.128cm" svg:y1="22.415cm" svg:x2="15.728cm" svg:y2="22.415cm">
                <text:p/>
              </draw:line>
            </draw:g>
            <draw:line draw:style-name="gr3" draw:text-style-name="P2" draw:layer="layout" svg:x1="6.028cm" svg:y1="18.819cm" svg:x2="2.928cm" svg:y2="15.919cm">
              <text:p/>
            </draw:line>
            <draw:frame draw:style-name="gr4" draw:text-style-name="P3" draw:layer="layout" svg:width="3.4cm" svg:height="2.139cm" svg:x="3.598cm" svg:y="16.054cm">
              <draw:text-box>
                <text:p>Prediction</text:p>
              </draw:text-box>
            </draw:frame>
            <draw:frame draw:style-name="gr4" draw:text-style-name="P3" draw:layer="layout" svg:width="1.7cm" svg:height="2.139cm" svg:x="3.398cm" svg:y="17.754cm">
              <draw:text-box>
                <text:p>Real </text:p>
              </draw:text-box>
            </draw:frame>
            <draw:line draw:style-name="gr3" draw:text-style-name="P2" draw:layer="layout" svg:x1="15.728cm" svg:y1="15.919cm" svg:x2="2.928cm" svg:y2="15.919cm">
              <text:p/>
            </draw:line>
            <draw:line draw:style-name="gr3" draw:text-style-name="P2" draw:layer="layout" svg:x1="2.928cm" svg:y1="26.219cm" svg:x2="2.928cm" svg:y2="15.919cm">
              <text:p/>
            </draw:line>
            <draw:line draw:style-name="gr3" draw:text-style-name="P2" draw:layer="layout" svg:x1="15.528cm" svg:y1="18.819cm" svg:x2="2.928cm" svg:y2="18.819cm">
              <text:p/>
            </draw:line>
            <draw:line draw:style-name="gr3" draw:text-style-name="P2" draw:layer="layout" svg:x1="6.128cm" svg:y1="26.119cm" svg:x2="6.128cm" svg:y2="15.919cm">
              <text:p/>
            </draw:line>
            <draw:line draw:style-name="gr3" draw:text-style-name="P2" draw:layer="layout" svg:x1="15.528cm" svg:y1="22.419cm" svg:x2="2.928cm" svg:y2="22.419cm">
              <text:p/>
            </draw:line>
            <draw:line draw:style-name="gr3" draw:text-style-name="P2" draw:layer="layout" svg:x1="15.528cm" svg:y1="26.219cm" svg:x2="2.928cm" svg:y2="26.219cm">
              <text:p/>
            </draw:line>
            <draw:line draw:style-name="gr3" draw:text-style-name="P2" draw:layer="layout" svg:x1="10.828cm" svg:y1="26.119cm" svg:x2="10.828cm" svg:y2="15.919cm">
              <text:p/>
            </draw:line>
            <draw:line draw:style-name="gr3" draw:text-style-name="P2" draw:layer="layout" svg:x1="15.728cm" svg:y1="26.119cm" svg:x2="15.728cm" svg:y2="15.919cm">
              <text:p/>
            </draw:line>
          </draw:g>
          <draw:frame draw:style-name="gr5" draw:text-style-name="P4" draw:layer="layout" svg:width="0.502cm" svg:height="1.187cm" svg:x="6.55cm" svg:y="16.25cm">
            <draw:text-box>
              <text:p/>
            </draw:text-box>
          </draw:frame>
          <draw:custom-shape draw:style-name="gr6" draw:text-style-name="P5" draw:layer="layout" svg:width="1.1cm" svg:height="1.2cm" svg:x="3.95cm" svg:y="19.95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5" draw:layer="layout" svg:width="1.1cm" svg:height="1.2cm" svg:x="7.95cm" svg:y="16.65cm">
            <text:p/>
            <draw:enhanced-geometry svg:viewBox="0 0 21600 21600" draw:mirror-horizontal="false" draw:mirror-vertical="false" draw:glue-points="10800 0 0 10800 10800 21600 21600 10800" draw:path-stretchpoint-x="10800" draw:path-stretchpoint-y="10800" draw:text-areas="?f1 ?f1 ?f2 ?f3" draw:type="cross" draw:modifiers="8318.256130790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6" draw:layer="layout" svg:width="1.2cm" svg:height="0.4cm" svg:x="12.55cm" svg:y="17.15cm">
            <text:p/>
            <draw:enhanced-geometry svg:viewBox="0 0 21600 21600" draw:type="rectangle" draw:enhanced-path="M 0 0 L 21600 0 21600 21600 0 21600 0 0 Z N"/>
          </draw:custom-shape>
          <draw:custom-shape draw:style-name="gr7" draw:text-style-name="P6" draw:layer="layout" svg:width="1.2cm" svg:height="0.4cm" svg:x="3.95cm" svg:y="24.15cm">
            <text:p/>
            <draw:enhanced-geometry svg:viewBox="0 0 21600 21600" draw:type="rectangle" draw:enhanced-path="M 0 0 L 21600 0 21600 21600 0 21600 0 0 Z N"/>
          </draw:custom-shape>
        </draw:g>
        <draw:frame draw:style-name="gr15" draw:text-style-name="P4" draw:layer="layout" svg:width="1.289cm" svg:height="0.806cm" svg:x="7.711cm" svg:y="20.298cm">
          <draw:text-box>
            <text:p>110</text:p>
          </draw:text-box>
        </draw:frame>
        <draw:frame draw:style-name="gr15" draw:text-style-name="P4" draw:layer="layout" svg:width="1.052cm" svg:height="0.806cm" svg:x="12.448cm" svg:y="23.998cm">
          <draw:text-box>
            <text:p>90</text:p>
          </draw:text-box>
        </draw:frame>
        <draw:frame draw:style-name="gr15" draw:text-style-name="P4" draw:layer="layout" svg:width="1.052cm" svg:height="0.806cm" svg:x="7.9cm" svg:y="23.9cm">
          <draw:text-box>
            <text:p>20</text:p>
          </draw:text-box>
        </draw:frame>
        <draw:frame draw:style-name="gr15" draw:text-style-name="P4" draw:layer="layout" svg:width="1.052cm" svg:height="0.806cm" svg:x="12.4cm" svg:y="20.1cm">
          <draw:text-box>
            <text:p>30</text:p>
          </draw:text-box>
        </draw:frame>
      </draw:page>
      <draw:page draw:name="page3" draw:style-name="dp1" draw:master-page-name="Default">
        <draw:line draw:style-name="gr16" draw:text-style-name="P8" draw:layer="layout" svg:x1="5.2cm" svg:y1="2.9cm" svg:x2="5.2cm" svg:y2="11cm">
          <text:p/>
        </draw:line>
        <draw:line draw:style-name="gr17" draw:text-style-name="P8" draw:layer="layout" svg:x1="14.6cm" svg:y1="11cm" svg:x2="5.2cm" svg:y2="11cm">
          <text:p/>
        </draw:line>
        <draw:line draw:style-name="gr18" draw:text-style-name="P8" draw:layer="layout" svg:x1="14.6cm" svg:y1="2.9cm" svg:x2="5.2cm" svg:y2="11cm">
          <text:p/>
        </draw:line>
        <draw:frame draw:style-name="gr19" draw:text-style-name="P4" draw:layer="layout" svg:width="4.778cm" svg:height="0.806cm" svg:x="9.956cm" svg:y="11.3cm">
          <draw:text-box>
            <text:p>False Positive Rate</text:p>
          </draw:text-box>
        </draw:frame>
        <draw:frame draw:style-name="gr20" draw:text-style-name="P4" draw:layer="layout" svg:width="4.566cm" svg:height="0.806cm" draw:transform="rotate (1.57323978774769) translate (4.011cm 6.668cm)">
          <draw:text-box>
            <text:p>True Positive Rate</text:p>
          </draw:text-box>
        </draw:frame>
        <draw:line draw:style-name="gr21" draw:text-style-name="P8" draw:layer="layout" svg:x1="14.6cm" svg:y1="2.9cm" svg:x2="5.2cm" svg:y2="2.9cm">
          <text:p/>
        </draw:line>
        <draw:line draw:style-name="gr22" draw:text-style-name="P8" draw:layer="layout" svg:x1="14.6cm" svg:y1="2.9cm" svg:x2="14.6cm" svg:y2="11cm">
          <text:p/>
        </draw:line>
        <draw:frame draw:style-name="gr23" draw:text-style-name="P4" draw:layer="layout" svg:width="1.7cm" svg:height="0.806cm" svg:x="14.5cm" svg:y="2cm">
          <draw:text-box>
            <text:p>(1,1)</text:p>
          </draw:text-box>
        </draw:frame>
        <draw:path draw:style-name="gr24" draw:text-style-name="P9" draw:layer="layout" svg:width="9.28cm" svg:height="8.05cm" svg:x="5.271cm" svg:y="2.948cm" svg:viewBox="0 0 9281 8051" svg:d="M1 8051c-5-204 3-412 76-605 95-252 221-491 227-775 6-276 48-548 170-813 120-260 278-496 491-699 205-196 420-355 586-586 137-190 150-441 321-604 216-206 448-396 681-586 245-200 438-457 661-681 211-212 395-459 643-623 199-132 397-272 623-341 267-82 505-203 737-340 220-130 472-209 681-359 177-127 396-130 586-227 182-93 392-92 585-170 236-96 479-176 719-264 220-81 424-192 642-284 201-85 403-76 605-56l246-38">
          <text:p/>
        </draw:path>
        <draw:line draw:style-name="gr16" draw:text-style-name="P8" draw:layer="layout" svg:x1="5.4cm" svg:y1="16.4cm" svg:x2="5.4cm" svg:y2="24.5cm">
          <text:p/>
        </draw:line>
        <draw:line draw:style-name="gr17" draw:text-style-name="P8" draw:layer="layout" svg:x1="14.8cm" svg:y1="24.5cm" svg:x2="5.4cm" svg:y2="24.5cm">
          <text:p/>
        </draw:line>
        <draw:frame draw:style-name="gr25" draw:text-style-name="P4" draw:layer="layout" svg:width="0.828cm" svg:height="1cm" svg:x="13.8cm" svg:y="24.6cm">
          <draw:text-box>
            <text:p>X</text:p>
          </draw:text-box>
        </draw:frame>
        <draw:frame draw:style-name="gr26" draw:text-style-name="P4" draw:layer="layout" svg:width="0.832cm" svg:height="0.806cm" draw:transform="rotate (1.57323978774769) translate (4.602cm 21cm)">
          <draw:text-box>
            <text:p>Y</text:p>
          </draw:text-box>
        </draw:frame>
        <draw:custom-shape draw:style-name="gr27" draw:text-style-name="P10" draw:layer="layout" svg:width="0.5cm" svg:height="0.5cm" svg:x="6.9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8.5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7.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9.3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8.7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7.5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6.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6.4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7.9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8.7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10.2cm" svg:y="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8.5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layer="layout" svg:width="0.5cm" svg:height="0.5cm" svg:x="10.3cm" svg:y="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0.6cm" svg:height="0.6cm" svg:x="7.1cm" svg:y="22.3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8.5cm" svg:y="21.7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7cm" svg:y="21.3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9.7cm" svg:y="20.7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9.5cm" svg:y="22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8.5cm" svg:y="22.8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7.6cm" svg:y="23.5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9.6cm" svg:y="23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10.2cm" svg:y="22.7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11.5cm" svg:y="21.5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11.3cm" svg:y="22.3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8" draw:text-style-name="P11" draw:layer="layout" svg:width="0.6cm" svg:height="0.6cm" svg:x="11.6cm" svg:y="20.7cm">
          <text:p/>
          <draw:enhanced-geometry svg:viewBox="0 0 21600 21600" draw:mirror-horizontal="false" draw:mirror-vertical="false" draw:glue-points="10800 0 0 10800 10800 21600 21600 10800" draw:path-stretchpoint-x="10800" draw:path-stretchpoint-y="10800" draw:text-areas="?f1 ?f1 ?f2 ?f3" draw:type="cross" draw:modifiers="7691.1813643926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29" draw:text-style-name="P8" draw:layer="layout" draw:type="curve" draw:line-skew="-0.169cm" svg:x1="5.738cm" svg:y1="22.325cm" svg:x2="12.799cm" svg:y2="20.109cm" svg:d="M5738 22325c5043 0 1513-2216 7061-2216" svg:viewBox="0 0 7062 2217">
          <text:p/>
        </draw:connector>
        <draw:frame draw:style-name="gr23" draw:text-style-name="P4" draw:layer="layout" svg:width="2.4cm" svg:height="0.806cm" svg:x="12.7cm" svg:y="19.7cm">
          <draw:text-box>
            <text:p>f(x,y) =0 </text:p>
          </draw:text-box>
        </draw:frame>
        <draw:frame draw:style-name="gr23" draw:text-style-name="P4" draw:layer="layout" svg:width="2.4cm" svg:height="0.806cm" svg:x="9.3cm" svg:y="17.498cm">
          <draw:text-box>
            <text:p>f(x,y) &gt;0 </text:p>
          </draw:text-box>
        </draw:frame>
        <draw:frame draw:style-name="gr23" draw:text-style-name="P4" draw:layer="layout" svg:width="2.4cm" svg:height="0.806cm" svg:x="12.5cm" svg:y="21.8cm">
          <draw:text-box>
            <text:p>f(x,y) &lt;0 </text:p>
          </draw:text-box>
        </draw:frame>
        <draw:line draw:style-name="gr30" draw:text-style-name="P8" draw:layer="layout" svg:x1="7cm" svg:y1="7.1cm" svg:x2="7cm" svg:y2="11cm">
          <text:p/>
        </draw:line>
        <draw:line draw:style-name="gr30" draw:text-style-name="P8" draw:layer="layout" svg:x1="7cm" svg:y1="7.1cm" svg:x2="5.2cm" svg:y2="7.1cm">
          <text:p/>
        </draw:line>
        <draw:frame draw:style-name="gr31" draw:text-style-name="P13" draw:layer="layout" svg:width="1.7cm" svg:height="0.7cm" svg:x="6.4cm" svg:y="11.1cm">
          <draw:text-box>
            <text:p text:style-name="P12"><text:span text:style-name="T1">FPR 1</text:span></text:p>
          </draw:text-box>
        </draw:frame>
        <draw:frame draw:style-name="gr32" draw:text-style-name="P13" draw:layer="layout" svg:width="1.5cm" svg:height="0.963cm" svg:x="3.8cm" svg:y="6.9cm">
          <draw:text-box>
            <text:p text:style-name="P12"><text:span text:style-name="T1">TPR 1</text:span></text:p>
          </draw:text-box>
        </draw:frame>
        <draw:path draw:style-name="gr33" draw:text-style-name="P8" draw:layer="layout" svg:width="11.114cm" svg:height="6.627cm" draw:transform="skewX (-5.0564365534164E-017) rotate (1.15540796482025) translate (4.01993813184212cm 10.4271464899764cm)" svg:viewBox="0 0 11115 6628" svg:d="M0 1273c200 42 371-62 557-109 174-44 326-150 484-233 164-86 344-132 515-207 176-78 366-84 535-159 175-77 355-120 536-157 183-38 361-99 536-159 174-60 350-118 521-191 182-77 393-61 587-43 219 20 435 64 651 103 239 42 466 132 704 178 198 38 407 17 608 6 200-11 401-88 601-11 188 72 415 18 582 212 144 167 359 261 516 417 150 149 381 202 493 408 88 163 201 313 272 485 75 180 175 354 239 540 60 176 135 343 207 514 71 170 159 334 224 508 65 176 191 319 240 499 50 186 176 317 256 493 78 168 182 323 272 485 97 175 246 319 353 490 98 155 144 338 208 513 61 168 132 335 232 485l96 172 90 116">
          <text:p/>
        </draw:path>
        <draw:line draw:style-name="gr34" draw:text-style-name="P8" draw:layer="layout" svg:x1="11.7cm" svg:y1="9.4cm" svg:x2="12.5cm" svg:y2="9.4cm">
          <text:p/>
        </draw:line>
        <draw:line draw:style-name="gr35" draw:text-style-name="P8" draw:layer="layout" svg:x1="11.7cm" svg:y1="9.9cm" svg:x2="12.5cm" svg:y2="9.9cm">
          <text:p/>
        </draw:line>
        <draw:frame draw:style-name="gr36" draw:text-style-name="P15" draw:layer="layout" svg:width="1.7cm" svg:height="0.526cm" svg:x="12.4cm" svg:y="9.174cm">
          <draw:text-box>
            <text:p text:style-name="P14"><text:span text:style-name="T2">Model 1</text:span></text:p>
          </draw:text-box>
        </draw:frame>
        <draw:frame draw:style-name="gr36" draw:text-style-name="P15" draw:layer="layout" svg:width="1.7cm" svg:height="0.526cm" svg:x="12.4cm" svg:y="9.674cm">
          <draw:text-box>
            <text:p text:style-name="P14"><text:span text:style-name="T2">Model 2</text:span></text:p>
          </draw:text-box>
        </draw:frame>
        <draw:custom-shape draw:style-name="gr37" draw:text-style-name="P16" draw:layer="layout" svg:width="3.1cm" svg:height="1.5cm" svg:x="11.2cm" svg:y="9cm">
          <text:p/>
          <draw:enhanced-geometry svg:viewBox="0 0 21600 21600" draw:type="rectangle" draw:enhanced-path="M 0 0 L 21600 0 21600 21600 0 21600 0 0 Z N"/>
        </draw:custom-shape>
      </draw:page>
      <draw:page draw:name="page4" draw:style-name="dp1" draw:master-page-name="Default">
        <draw:custom-shape draw:style-name="gr38" draw:text-style-name="P17" draw:layer="layout" svg:width="3.1cm" svg:height="1.2cm" svg:x="3.3cm" svg:y="15.1cm">
          <text:p text:style-name="P17">Train</text:p>
          <draw:enhanced-geometry svg:viewBox="0 0 21600 21600" draw:glue-points="10800 0 0 10800 10800 21600 21600 10800" draw:type="flowchart-process" draw:enhanced-path="M 0 0 L 21600 0 21600 21600 0 21600 0 0 Z N"/>
        </draw:custom-shape>
        <draw:custom-shape draw:style-name="gr39" draw:text-style-name="P10" draw:layer="layout" svg:width="3.1cm" svg:height="1.2cm" svg:x="6.801cm" svg:y="15.101cm">
          <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10.402cm" svg:y="15.102cm">
          <text:p text:style-name="P17">Train</text:p>
          <draw:enhanced-geometry svg:viewBox="0 0 21600 21600" draw:glue-points="10800 0 0 10800 10800 21600 21600 10800" draw:type="flowchart-process" draw:enhanced-path="M 0 0 L 21600 0 21600 21600 0 21600 0 0 Z N"/>
        </draw:custom-shape>
        <draw:custom-shape draw:style-name="gr40" draw:text-style-name="P18" draw:layer="layout" svg:width="3.1cm" svg:height="1.2cm" svg:x="14.003cm" svg:y="15.103cm">
          <text:p text:style-name="P17">Validatio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3.301cm" svg:y="16.701cm">
          <text:p text:style-name="P17">Trai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6.802cm" svg:y="16.702cm">
          <text:p text:style-name="P17">Train</text:p>
          <draw:enhanced-geometry svg:viewBox="0 0 21600 21600" draw:glue-points="10800 0 0 10800 10800 21600 21600 10800" draw:type="flowchart-process" draw:enhanced-path="M 0 0 L 21600 0 21600 21600 0 21600 0 0 Z N"/>
        </draw:custom-shape>
        <draw:custom-shape draw:style-name="gr40" draw:text-style-name="P18" draw:layer="layout" svg:width="3.1cm" svg:height="1.2cm" svg:x="10.403cm" svg:y="16.703cm">
          <text:p text:style-name="P17">Validatio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14.004cm" svg:y="16.704cm">
          <text:p text:style-name="P17">Trai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3.302cm" svg:y="18.302cm">
          <text:p text:style-name="P17">Train</text:p>
          <draw:enhanced-geometry svg:viewBox="0 0 21600 21600" draw:glue-points="10800 0 0 10800 10800 21600 21600 10800" draw:type="flowchart-process" draw:enhanced-path="M 0 0 L 21600 0 21600 21600 0 21600 0 0 Z N"/>
        </draw:custom-shape>
        <draw:custom-shape draw:style-name="gr40" draw:text-style-name="P18" draw:layer="layout" svg:width="3.1cm" svg:height="1.2cm" svg:x="6.803cm" svg:y="18.303cm">
          <text:p text:style-name="P17">Validatio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10.404cm" svg:y="18.304cm">
          <text:p text:style-name="P17">Trai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14.005cm" svg:y="18.305cm">
          <text:p text:style-name="P17">Train</text:p>
          <draw:enhanced-geometry svg:viewBox="0 0 21600 21600" draw:glue-points="10800 0 0 10800 10800 21600 21600 10800" draw:type="flowchart-process" draw:enhanced-path="M 0 0 L 21600 0 21600 21600 0 21600 0 0 Z N"/>
        </draw:custom-shape>
        <draw:custom-shape draw:style-name="gr40" draw:text-style-name="P18" draw:layer="layout" svg:width="3.1cm" svg:height="1.2cm" svg:x="3.303cm" svg:y="19.903cm">
          <text:p text:style-name="P17">Validatio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6.804cm" svg:y="19.904cm">
          <text:p text:style-name="P17">Trai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10.405cm" svg:y="19.905cm">
          <text:p text:style-name="P17">Train</text:p>
          <draw:enhanced-geometry svg:viewBox="0 0 21600 21600" draw:glue-points="10800 0 0 10800 10800 21600 21600 10800" draw:type="flowchart-process" draw:enhanced-path="M 0 0 L 21600 0 21600 21600 0 21600 0 0 Z N"/>
        </draw:custom-shape>
        <draw:custom-shape draw:style-name="gr38" draw:text-style-name="P17" draw:layer="layout" svg:width="3.1cm" svg:height="1.2cm" svg:x="14.006cm" svg:y="19.906cm">
          <text:p text:style-name="P17">Train</text:p>
          <draw:enhanced-geometry svg:viewBox="0 0 21600 21600" draw:glue-points="10800 0 0 10800 10800 21600 21600 10800" draw:type="flowchart-process" draw:enhanced-path="M 0 0 L 21600 0 21600 21600 0 21600 0 0 Z N"/>
        </draw:custom-shape>
        <draw:frame draw:style-name="gr41" draw:text-style-name="P19" draw:layer="layout" svg:width="1.611cm" svg:height="0.806cm" svg:x="7.5cm" svg:y="15.3cm">
          <draw:text-box>
            <text:p>Train</text:p>
          </draw:text-box>
        </draw:frame>
        <draw:frame draw:style-name="gr41" draw:text-style-name="P19" draw:layer="layout" svg:width="1.611cm" svg:height="0.806cm" svg:x="7.501cm" svg:y="15.301cm">
          <draw:text-box>
            <text:p>Train</text:p>
          </draw:text-box>
        </draw:frame>
      </draw:page>
      <draw:page draw:name="page5" draw:style-name="dp1" draw:master-page-name="Default">
        <draw:line draw:style-name="gr42" draw:text-style-name="P8" draw:layer="layout" svg:x1="10cm" svg:y1="5cm" svg:x2="10cm" svg:y2="7.1cm">
          <text:p/>
        </draw:line>
        <draw:line draw:style-name="gr16" draw:text-style-name="P8" draw:layer="layout" svg:x1="6.156cm" svg:y1="3.1cm" svg:x2="6.188cm" svg:y2="7.073cm">
          <text:p/>
        </draw:line>
        <draw:line draw:style-name="gr17" draw:text-style-name="P8" draw:layer="layout" svg:x1="13.235cm" svg:y1="7.073cm" svg:x2="6.188cm" svg:y2="7.073cm">
          <text:p/>
        </draw:line>
        <draw:frame draw:style-name="gr43" draw:text-style-name="P4" draw:layer="layout" svg:width="0.62cm" svg:height="1.014cm" svg:x="12.636cm" svg:y="7.222cm">
          <draw:text-box>
            <text:p>X</text:p>
          </draw:text-box>
        </draw:frame>
        <draw:frame draw:style-name="gr44" draw:text-style-name="P4" draw:layer="layout" svg:width="1.498cm" svg:height="0.852cm" draw:transform="rotate (1.57376338652329) translate (5.204cm 5.601cm)">
          <draw:text-box>
            <text:p>f(x)</text:p>
          </draw:text-box>
        </draw:frame>
        <draw:connector draw:style-name="gr45" draw:text-style-name="P8" draw:layer="layout" draw:type="curve" svg:x1="6.856cm" svg:y1="6.785cm" svg:x2="12.809cm" svg:y2="3.61cm" svg:d="M6856 6785c4465 0 1489-3175 5953-3175" svg:viewBox="0 0 5954 3176">
          <text:p/>
        </draw:connector>
        <draw:custom-shape draw:style-name="gr46" draw:text-style-name="P10" draw:layer="layout" svg:width="0.252cm" svg:height="0.253cm" svg:x="7.761cm" svg:y="6.52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8.466cm" svg:y="6.39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7.155cm" svg:y="6.633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2cm" svg:height="0.253cm" svg:x="9.051cm" svg:y="6.03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9.431cm" svg:y="5.59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10.193cm" svg:y="4.25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1.478cm" svg:y="3.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336cm" svg:y="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0.678cm" svg:y="3.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9.831cm" svg:y="4.79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2" draw:text-style-name="P8" draw:layer="layout" svg:x1="10.2cm" svg:y1="10.964cm" svg:x2="10.2cm" svg:y2="13.064cm">
          <text:p/>
        </draw:line>
        <draw:line draw:style-name="gr16" draw:text-style-name="P8" draw:layer="layout" svg:x1="6.356cm" svg:y1="9.064cm" svg:x2="6.388cm" svg:y2="13.037cm">
          <text:p/>
        </draw:line>
        <draw:line draw:style-name="gr17" draw:text-style-name="P8" draw:layer="layout" svg:x1="13.435cm" svg:y1="13.037cm" svg:x2="6.388cm" svg:y2="13.037cm">
          <text:p/>
        </draw:line>
        <draw:frame draw:style-name="gr43" draw:text-style-name="P4" draw:layer="layout" svg:width="0.62cm" svg:height="1.014cm" svg:x="12.836cm" svg:y="13.186cm">
          <draw:text-box>
            <text:p>X</text:p>
          </draw:text-box>
        </draw:frame>
        <draw:frame draw:style-name="gr44" draw:text-style-name="P4" draw:layer="layout" svg:width="1.498cm" svg:height="0.852cm" draw:transform="rotate (1.57376338652329) translate (5.404cm 11.565cm)">
          <draw:text-box>
            <text:p>f(x)</text:p>
          </draw:text-box>
        </draw:frame>
        <draw:connector draw:style-name="gr45" draw:text-style-name="P8" draw:layer="layout" draw:type="curve" svg:x1="7.056cm" svg:y1="12.749cm" svg:x2="13.009cm" svg:y2="9.574cm" svg:d="M7056 12749c4465 0 1489-3175 5953-3175" svg:viewBox="0 0 5954 3176">
          <text:p/>
        </draw:connector>
        <draw:custom-shape draw:style-name="gr46" draw:text-style-name="P10" draw:layer="layout" svg:width="0.252cm" svg:height="0.253cm" svg:x="7.961cm" svg:y="12.29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8.666cm" svg:y="12.4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7.355cm" svg:y="12.597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2cm" svg:height="0.253cm" svg:x="9.251cm" svg:y="12.10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9.631cm" svg:y="11.4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10.393cm" svg:y="10.2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1.678cm" svg:y="9.4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536cm" svg:y="9.7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0.878cm" svg:y="9.8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736cm" svg:y="9.2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036cm" svg:y="9.3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8.866cm" svg:y="11.56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48" draw:text-style-name="P8" draw:layer="layout" draw:type="curve" svg:x1="7.057cm" svg:y1="12.05cm" svg:x2="13.01cm" svg:y2="8.875cm" svg:d="M7057 12050c4465 0 1489-3175 5953-3175" svg:viewBox="0 0 5954 3176">
          <text:p/>
        </draw:connector>
        <draw:connector draw:style-name="gr48" draw:text-style-name="P8" draw:layer="layout" draw:type="curve" svg:x1="7.158cm" svg:y1="13.351cm" svg:x2="13.111cm" svg:y2="10.176cm" svg:d="M7158 13351c4465 0 1489-3175 5953-3175" svg:viewBox="0 0 5954 3176">
          <text:p/>
        </draw:connector>
        <draw:line draw:style-name="gr49" draw:text-style-name="P8" draw:layer="layout" svg:x1="10.2cm" svg:y1="10.2cm" svg:x2="10.2cm" svg:y2="11.6cm">
          <text:p/>
        </draw:line>
        <draw:custom-shape draw:style-name="gr47" draw:text-style-name="P20" draw:layer="layout" svg:width="0.253cm" svg:height="0.253cm" svg:x="10.031cm" svg:y="10.7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6" draw:text-style-name="P8" draw:layer="layout" svg:x1="6.4cm" svg:y1="17.464cm" svg:x2="6.432cm" svg:y2="21.437cm">
          <text:p/>
        </draw:line>
        <draw:line draw:style-name="gr17" draw:text-style-name="P8" draw:layer="layout" svg:x1="13.479cm" svg:y1="21.437cm" svg:x2="6.432cm" svg:y2="21.437cm">
          <text:p/>
        </draw:line>
        <draw:frame draw:style-name="gr43" draw:text-style-name="P4" draw:layer="layout" svg:width="0.62cm" svg:height="1.014cm" svg:x="12.88cm" svg:y="21.586cm">
          <draw:text-box>
            <text:p>X</text:p>
          </draw:text-box>
        </draw:frame>
        <draw:frame draw:style-name="gr44" draw:text-style-name="P4" draw:layer="layout" svg:width="1.498cm" svg:height="0.852cm" draw:transform="rotate (1.57376338652329) translate (5.448cm 19.965cm)">
          <draw:text-box>
            <text:p>f(x)</text:p>
          </draw:text-box>
        </draw:frame>
        <draw:connector draw:style-name="gr45" draw:text-style-name="P8" draw:layer="layout" draw:type="curve" svg:x1="7.1cm" svg:y1="21.149cm" svg:x2="13.053cm" svg:y2="17.974cm" svg:d="M7100 21149c4465 0 1489-3175 5953-3175" svg:viewBox="0 0 5954 3176">
          <text:p/>
        </draw:connector>
        <draw:custom-shape draw:style-name="gr46" draw:text-style-name="P10" draw:layer="layout" svg:width="0.252cm" svg:height="0.253cm" svg:x="8.005cm" svg:y="20.69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8.71cm" svg:y="20.6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7.399cm" svg:y="20.997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2cm" svg:height="0.253cm" svg:x="9.295cm" svg:y="20.70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9.647cm" svg:y="20.14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10.437cm" svg:y="18.91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1.722cm" svg:y="17.6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58cm" svg:y="18.1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0.922cm" svg:y="18.2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78cm" svg:y="17.6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33cm" svg:height="0.253cm" svg:x="12.1cm" svg:y="17.7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8.9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2cm" svg:height="0.253cm" svg:x="8.006cm" svg:y="21.09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8.71cm" svg:y="20.96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8.71cm" svg:y="20.36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2cm" svg:height="0.253cm" svg:x="9.296cm" svg:y="20.40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2cm" svg:height="0.253cm" svg:x="9.648cm" svg:y="19.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78cm" svg:y="17.8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2.78cm" svg:y="18.5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33cm" svg:height="0.253cm" svg:x="12.1cm" svg:y="18.3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1.722cm" svg:y="17.8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1.722cm" svg:y="18.6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1.222cm" svg:y="17.8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3cm" svg:x="10.922cm" svg:y="18.66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6" draw:text-style-name="P10" draw:layer="layout" svg:width="0.253cm" svg:height="0.252cm" svg:x="10.437cm" svg:y="18.31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8.1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9.9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9.5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9.2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9.3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9.1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18.5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7" draw:text-style-name="P20" draw:layer="layout" svg:width="0.253cm" svg:height="0.253cm" svg:x="10.075cm" svg:y="20.3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2" draw:text-style-name="P8" draw:layer="layout" svg:x1="15.7cm" svg:y1="19.3cm" svg:x2="10.2cm" svg:y2="19.3cm">
          <text:p/>
        </draw:line>
        <draw:line draw:style-name="gr42" draw:text-style-name="P8" draw:layer="layout" svg:x1="13.7cm" svg:y1="21.2cm" svg:x2="13.7cm" svg:y2="17.3cm">
          <text:p/>
        </draw:line>
        <draw:path draw:style-name="gr50" draw:text-style-name="P8" draw:layer="layout" svg:width="2.986cm" svg:height="1.849cm" draw:transform="rotate (-1.19240894496253) translate (14.5391678651351cm 17.390689275139cm)" svg:viewBox="0 0 2987 1850" svg:d="M0 770c191-6 381-33 565-79 218-55 423-187 570-360 137-161 343-219 547-299 270-107 364 82 534 177 193 107 96 364 84 549-15 228 112 419 195 629 67 169 187 335 376 399l116 64">
          <text:p/>
        </draw:path>
      </draw:page>
      <draw:page draw:name="page6" draw:style-name="dp1" draw:master-page-name="Default">
        <draw:custom-shape draw:style-name="gr51" draw:text-style-name="P21" draw:layer="layout" svg:width="1.4cm" svg:height="1.4cm" svg:x="10.7cm" svg:y="12.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2" draw:text-style-name="P22" draw:layer="layout" svg:width="4.6cm" svg:height="2.3cm" svg:x="2.7cm" svg:y="12cm">
          <text:p text:style-name="P17">Environm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3" draw:layer="layout" svg:width="2.8cm" svg:height="0.6cm" svg:x="7.7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 draw:text-style-name="P4" draw:layer="layout" svg:width="3.427cm" svg:height="0.806cm" svg:x="7.284cm" svg:y="11.798cm">
          <draw:text-box>
            <text:p>Observations</text:p>
          </draw:text-box>
        </draw:frame>
        <draw:custom-shape draw:style-name="gr55" draw:text-style-name="P24" draw:layer="layout" svg:width="1.6cm" svg:height="1.2cm" svg:x="10cm" svg:y="8.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56" draw:text-style-name="P25" draw:layer="layout" svg:width="1.6cm" svg:height="1.2cm" draw:transform="rotate (1.5707963267949) translate (10.2cm 10.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57" draw:text-style-name="P26" draw:layer="layout" svg:width="1.6cm" svg:height="1.2cm" svg:x="11cm" svg:y="9.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58" draw:text-style-name="P27" draw:layer="layout" svg:width="1.6cm" svg:height="1.2cm" draw:transform="rotate (1.5707963267949) translate (11.2cm 9.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59" draw:text-style-name="P23" draw:layer="layout" svg:width="0.4cm" svg:height="0.7cm" svg:x="11.2cm" svg:y="1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3" draw:text-style-name="P4" draw:layer="layout" svg:width="1.9cm" svg:height="0.806cm" svg:x="10.5cm" svg:y="10.832cm">
          <draw:text-box>
            <text:p>Model</text:p>
          </draw:text-box>
        </draw:frame>
        <draw:frame draw:style-name="gr60" draw:text-style-name="P4" draw:layer="layout" svg:width="2.708cm" svg:height="0.9cm" svg:x="11.994cm" svg:y="11.9cm">
          <draw:text-box>
            <text:p>Prediction</text:p>
          </draw:text-box>
        </draw:frame>
        <draw:custom-shape draw:style-name="gr61" draw:text-style-name="P23" draw:layer="layout" svg:width="1.299cm" svg:height="1.7cm" draw:transform="rotate (-1.5707963267949) translate (15.6cm 12.4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62" draw:text-style-name="P10" draw:layer="layout" svg:width="1.4cm" svg:height="1.1cm" svg:x="15.4cm" svg:y="10.7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3" draw:text-style-name="P28" draw:layer="layout" svg:width="0.6cm" svg:height="1cm" svg:x="15.7cm" svg:y="11.7cm">
          <text:p/>
          <draw:enhanced-geometry svg:viewBox="0 0 640 861" draw:text-areas="257 295 414 566" draw:type="non-primitive" draw:enhanced-path="M 640 233 L 221 293 506 12 367 0 29 406 431 347 145 645 99 520 0 861 326 765 209 711 640 233 640 233 Z N"/>
        </draw:custom-shape>
        <draw:custom-shape draw:style-name="gr64" draw:text-style-name="P29" draw:layer="layout" svg:width="1.3cm" svg:height="1.2cm" svg:x="15.3cm" svg:y="13.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5" draw:text-style-name="P17" draw:layer="layout" svg:width="2.4cm" svg:height="1.7cm" svg:x="9.7cm" svg:y="15.7cm">
          <text:p text:style-name="P17">F(x)</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23" draw:layer="layout" svg:width="1cm" svg:height="1cm" svg:x="8.4cm" svg:y="15.8cm">
          <text:p/>
          <draw:enhanced-geometry svg:viewBox="0 0 841 854" draw:mirror-horizontal="false" draw:mirror-vertical="false" draw:type="non-primitive" draw:enhanced-path="M 517 247 L 517 415 264 415 264 0 0 0 0 680 517 680 517 854 841 547 517 247 Z N"/>
        </draw:custom-shape>
        <draw:custom-shape draw:style-name="gr66" draw:text-style-name="P23" draw:layer="layout" svg:width="1cm" svg:height="1cm" draw:transform="rotate (1.5709708597201) translate (12.3cm 17.4cm)">
          <text:p/>
          <draw:enhanced-geometry svg:viewBox="0 0 841 854" draw:mirror-horizontal="false" draw:mirror-vertical="true" draw:type="non-primitive" draw:enhanced-path="M 517 247 L 517 415 264 415 264 0 0 0 0 680 517 680 517 854 841 547 517 247 Z N"/>
        </draw:custom-shape>
        <draw:custom-shape draw:style-name="gr67" draw:text-style-name="P30" draw:layer="layout" svg:width="0.9cm" svg:height="0.9cm" svg:x="8.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0" draw:layer="layout" svg:width="1.1cm" svg:height="1.2cm" svg:x="12.4cm" svg:y="17.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5" draw:text-style-name="P17" draw:layer="layout" svg:width="2.4cm" svg:height="1.7cm" svg:x="9.2cm" svg:y="24.3cm">
          <text:p text:style-name="P17"><text:span text:style-name="T3">F̂</text:span>(x)</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23" draw:layer="layout" svg:width="1cm" svg:height="1cm" svg:x="7.9cm" svg:y="24.4cm">
          <text:p/>
          <draw:enhanced-geometry svg:viewBox="0 0 841 854" draw:mirror-horizontal="false" draw:mirror-vertical="false" draw:type="non-primitive" draw:enhanced-path="M 517 247 L 517 415 264 415 264 0 0 0 0 680 517 680 517 854 841 547 517 247 Z N"/>
        </draw:custom-shape>
        <draw:custom-shape draw:style-name="gr66" draw:text-style-name="P23" draw:layer="layout" svg:width="1cm" svg:height="1cm" draw:transform="rotate (1.5709708597201) translate (11.8cm 26cm)">
          <text:p/>
          <draw:enhanced-geometry svg:viewBox="0 0 841 854" draw:mirror-horizontal="false" draw:mirror-vertical="true" draw:type="non-primitive" draw:enhanced-path="M 517 247 L 517 415 264 415 264 0 0 0 0 680 517 680 517 854 841 547 517 247 Z N"/>
        </draw:custom-shape>
        <draw:custom-shape draw:style-name="gr67" draw:text-style-name="P30" draw:layer="layout" svg:width="0.9cm" svg:height="0.9cm" svg:x="7.6cm" svg:y="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0" draw:layer="layout" svg:width="1.1cm" svg:height="1.2cm" svg:x="11.9cm" svg:y="26.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69" draw:text-style-name="P31" draw:layer="layout" svg:width="0.5cm" svg:height="0.5cm" svg:x="9.6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1" draw:layer="layout" svg:width="0.6cm" svg:height="0.6cm" svg:x="10.8cm" svg:y="20.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1" draw:text-style-name="P23" draw:layer="layout" svg:width="0.5cm" svg:height="0.3cm" svg:x="10.2cm" svg:y="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72" draw:text-style-name="P31" draw:layer="layout" svg:width="0.5cm" svg:height="0.507cm" svg:x="9.6cm" svg:y="21.2cm" draw:kind="cut" draw:start-angle="283.08" draw:end-angle="202.33">
            <text:p/>
          </draw:ellipse>
          <draw:custom-shape draw:style-name="gr73" draw:text-style-name="P31" draw:layer="layout" svg:width="0.5cm" svg:height="0.5cm" svg:x="9.6cm" svg:y="21.9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ircle draw:style-name="gr72" draw:text-style-name="P31" draw:layer="layout" svg:width="0.5cm" svg:height="0.5cm" svg:x="9.6cm" svg:y="22.6cm" draw:kind="cut" draw:start-angle="28.05" draw:end-angle="229.6">
            <text:p/>
          </draw:circle>
          <draw:custom-shape draw:style-name="gr71" draw:text-style-name="P23" draw:layer="layout" svg:width="0.5cm" svg:height="0.3cm" svg:x="10.201cm" svg:y="21.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3" draw:layer="layout" svg:width="0.5cm" svg:height="0.3cm" svg:x="10.202cm" svg:y="22.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3" draw:layer="layout" svg:width="0.5cm" svg:height="0.3cm" svg:x="10.203cm" svg:y="22.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1" draw:layer="layout" svg:width="0.6cm" svg:height="0.6cm" svg:x="10.8cm" svg:y="21.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75" draw:text-style-name="P31" draw:layer="layout" svg:width="0.6cm" svg:height="0.5cm" svg:x="10.9cm" svg:y="22.6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73" draw:text-style-name="P31" draw:layer="layout" svg:width="0.4cm" svg:height="0.5cm" svg:x="10.9cm" svg:y="21.9cm">
            <text:p/>
            <draw:enhanced-geometry svg:viewBox="0 0 780 907" draw:type="non-primitive" draw:enhanced-path="M 390 0 L 492 276 780 228 594 457 780 679 492 631 390 907 288 631 0 679 186 457 0 228 288 276 390 0 Z N"/>
          </draw:custom-shape>
        </draw:g>
        <draw:custom-shape draw:style-name="gr76" draw:text-style-name="P7" draw:layer="layout" svg:width="0.2cm" svg:height="2.8cm" svg:x="9.2cm" svg:y="2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7" draw:text-style-name="P7" draw:layer="layout" svg:width="0.2cm" svg:height="2.8cm" svg:x="11.6cm" svg:y="20.401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8" draw:text-style-name="P10" draw:layer="layout" svg:width="0.7cm" svg:height="0.7cm" svg:x="10.1cm" svg:y="23.5cm">
          <text:p/>
          <draw:enhanced-geometry svg:viewBox="0 0 21600 21600" draw:glue-points="10800 0 5400 10800 10800 21600 16200 10800" draw:text-areas="5400 0 16200 10800" draw:type="flowchart-merge" draw:enhanced-path="M 0 0 L 21600 0 1080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Fine_20_Dotted" draw:display-name="Fine Dotted" draw:style="rect" draw:dots1="1" draw:distance="0.457cm"/>
    <draw:stroke-dash draw:name="Long_20_Dot" draw:display-name="Long Dot" draw:style="rect" draw:dots1="1" draw:dots1-length="100%" draw:dots2="1" draw:dots2-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2-04T20:49:58.222528431</meta:creation-date>
    <dc:date>2022-12-08T12:27:12.392404111</dc:date>
    <meta:editing-duration>PT4H26M14S</meta:editing-duration>
    <meta:editing-cycles>12</meta:editing-cycles>
    <meta:generator>LibreOffice/6.0.1.1$Linux_X86_64 LibreOffice_project/60bfb1526849283ce2491346ed2aa51c465abfe6</meta:generator>
    <meta:document-statistic meta:object-count="299"/>
  </office:meta>
</office:document-meta>
</file>